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1cf9"/>
    </style:style>
    <style:style style:name="T1" style:family="text">
      <style:text-properties officeooo:rsid="000f1c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make – собственный компилятор QT.</text:span></text:p>
      <text:p text:style-name="P1"><text:span text:style-name="T1">До QT пользовались <text:s text:c="3"/>так как c++ абсолютно неудобен для написания приложений windows api, mfc(Microsoft Foundation Classes) - библиотеки для работы с графикой на с++. </text:span></text:p>
      <text:p text:style-name="P1"><text:span text:style-name="T1"></text:span></text:p>
      <text:p text:style-name="P1"><text:span text:style-name="T1">QT начиная с версии 3 : windows(xp, vista and &gt;&gt; ),Linux, Mac OS X, Solaris, AIX, Irix, NetBSD, OpenBSD, HP-VX, Free-BSD.</text:span></text:p>
      <text:p text:style-name="P1"><text:span text:style-name="T1"></text:span></text:p>
      <text:p text:style-name="P1"><text:span text:style-name="T1">Qt используют adobe, IBM, NASA, Boeing, Simens, Sony Xerox и пр и пр. </text:span></text:p>
      <text:p text:style-name="P1"><text:span text:style-name="T1">У QT быстрая скорость работы и удобность пользования. </text:span></text:p>
      <text:p text:style-name="P1"><text:span text:style-name="T1"></text:span></text:p>
      <text:p text:style-name="P1"><text:span text:style-name="T1">С++ - компилиируемый язык в отличии от джавы. </text:span></text:p>
      <text:p text:style-name="P1"><text:span text:style-name="T1">Скайп ,фотошоп, множество карт, VLC написаны на QT.</text:span></text:p>
      <text:p text:style-name="P1"><text:span text:style-name="T1"></text:span></text:p>
      <text:p text:style-name="P1"><text:span text:style-name="T1">2-3 мерная графика OpenGl и direct x – две вещи, на которых может поддерживаться графика. </text:span></text:p>
      <text:p text:style-name="P1"><text:span text:style-name="T1">Qt полностью объектно -ориентированный. Мультиплатформенность ,использование формата XML, полность поддерживает библиотеку контейнеров STL (collection in JAVA), поддержка стандартых потоков ввода-вывода, модуль работы с базой данных (oracle, microsoft, postgresql и многие другие). </text:span></text:p>
      <text:p text:style-name="P1"><text:span text:style-name="T1"></text:span></text:p>
      <text:p text:style-name="P1"><text:span text:style-name="T1">Плагины QT:</text:span></text:p>
      <text:p text:style-name="P1"><text:span text:style-name="T1">QT используется не только для с++ - QT для джава, перла, с# и мн др.</text:span></text:p>
      <text:p text:style-name="P1"><text:span text:style-name="T1"></text:span></text:p>
      <text:p text:style-name="P1"><text:span text:style-name="T1">Qt script – язык сценариев. </text:span></text:p>
      <text:p text:style-name="P1"><text:span text:style-name="T1"></text:span></text:p>
      <text:p text:style-name="P1"><text:span text:style-name="T1">Писать будем на</text:span></text:p>
      <text:p text:style-name="P1"><text:span text:style-name="T1">1.Eclipse + QT plagin</text:span></text:p>
      <text:p text:style-name="P1"><text:span text:style-name="T1">2. QT Creator включает в себя: qt designer, qt assistent – ide с примерами на все случаи жизни.</text:span></text:p>
      <text:p text:style-name="P1"><text:span text:style-name="T1"></text:span></text:p>
      <text:p text:style-name="P1"><text:span text:style-name="T1"></text:span></text:p>
      <text:p text:style-name="P1"><text:span text:style-name="T1">First QT program:</text:span></text:p>
      <text:p text:style-name="P1"><text:span text:style-name="T1"></text:span></text:p>
      <text:p text:style-name="P1"><text:span text:style-name="T1">#include&lt;QtGui&gt;//модуль для работы с графикой</text:span></text:p>
      <text:p text:style-name="P1"><text:span text:style-name="T1">int main(int args, char ** argv){</text:span></text:p>
      <text:p text:style-name="P1"><text:span text:style-name="T1">Qapplication app(args, argv);</text:span></text:p>
      <text:p text:style-name="P1"><text:span text:style-name="T1">Qlabel lbl(“Hello World!”);</text:span></text:p>
      <text:p text:style-name="P1"><text:span text:style-name="T1">lbl.show();</text:span></text:p>
      <text:p text:style-name="P1"><text:span text:style-name="T1">return app.exec();</text:span></text:p>
      <text:p text:style-name="P1"><text:span text:style-name="T1">}</text:span></text:p>
      <text:p text:style-name="P1"><text:span text:style-name="T1"></text:span></text:p>
      <text:p text:style-name="P1"><text:span text:style-name="T1"></text:span></text:p>
      <text:p text:style-name="P1"><text:span text:style-name="T1">Объект Qapplication взят из <text:s/>QtGui. Любой объект работающий с графикой содержит в себе один такой объект. </text:span></text:p>
      <text:p text:style-name="P1"><text:span text:style-name="T1">app.exec(); - следит за тем, чтобы приложение работало, пока в основном потоке есть хотя бы один объект. <text:s/></text:span></text:p>
      <text:p text:style-name="P1"><text:span text:style-name="T1">По-умолчанию объекты не видимы. Объект в потоке появляется при вызове. 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oft-page-break/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Модули QT:</text:span></text:p>
      <text:p text:style-name="P1"><text:span text:style-name="T1"></text:span></text:p>
      <text:p text:style-name="P1"><text:span text:style-name="T1">QtCore – классы, не связанные с граф интерфейсом.</text:span></text:p>
      <text:p text:style-name="P1"><text:span text:style-name="T1">QtGui</text:span></text:p>
      <text:p text:style-name="P1"><text:span text:style-name="T1">QtNetwork</text:span></text:p>
      <text:p text:style-name="P1"><text:span text:style-name="T1">QtOpenGL</text:span></text:p>
      <text:p text:style-name="P1"><text:span text:style-name="T1">QtSql</text:span></text:p>
      <text:p text:style-name="P1"><text:span text:style-name="T1">QtSvg – векторня графика</text:span></text:p>
      <text:p text:style-name="P1"><text:span text:style-name="T1">[6:41:49 PM] Иринка: большие модули, во главе которых стоит QtCore</text:span></text:p>
      <text:p text:style-name="P1"><text:span text:style-name="T1"></text:span></text:p>
      <text:p text:style-name="P1"><text:span text:style-name="T1"></text:span></text:p>
      <text:p text:style-name="P1"><text:span text:style-name="T1">Философия объектной модели.</text:span></text:p>
      <text:p text:style-name="P1"><text:span text:style-name="T1"></text:span></text:p>
      <text:p text:style-name="P1"><text:span text:style-name="T1">QObject – основной базовый класс. </text:span></text:p>
      <text:p text:style-name="P1"><text:span text:style-name="T1">1. поддержка сигналов и слотов — типа Action</text:span></text:p>
      <text:p text:style-name="P1"><text:span text:style-name="T1">2. поддержка таймера <text:s/>- нужны при работе с потоками</text:span></text:p>
      <text:p text:style-name="P1"><text:span text:style-name="T1">3. механизм объединения объектов в иерархии <text:s/>- позволяет не контролировать нижние уровни иерархий на память — удаляя один объект ,удаляются все объекты ,которые с ним связаны.Если сборщик мусора выискивает память ,тот тут удаляются все наследники выделенные динамически. </text:span></text:p>
      <text:p text:style-name="P1"><text:span text:style-name="T1">4. события и механизм их фильтрации</text:span></text:p>
      <text:p text:style-name="P1"><text:span text:style-name="T1">5. организайия объектных иерархий</text:span></text:p>
      <text:p text:style-name="P1"><text:span text:style-name="T1">6. мета-объектная информация — информация ,позволяющая определить имя класса и всех наследников</text:span></text:p>
      <text:p text:style-name="P1"><text:span text:style-name="T1">7. приведение типов — qobject-cast – преобразователь типов</text:span></text:p>
      <text:p text:style-name="P1"><text:span text:style-name="T1">8. свойства — у каждого класса есть поля, методы, свойства. Отличие от обычного поля — 1.его нужно описывать отдельно ,специалные методы чтения, доступ к атрибутам объектов извне.</text:span></text:p>
      <text:p text:style-name="P1"><text:span text:style-name="T1"></text:span></text:p>
      <text:p text:style-name="P1"><text:span text:style-name="T1"></text:span></text:p>
      <text:p text:style-name="P1"><text:span text:style-name="T1">Механизм сигналов и слотов.</text:span></text:p>
      <text:p text:style-name="P1"><text:span text:style-name="T1"></text:span></text:p>
      <text:p text:style-name="P1"><text:span text:style-name="T1">Пришел на смену call-back что-то там. </text:span></text:p>
      <text:p text:style-name="P1"><text:span text:style-name="T1">Q-OBJECT макрос — приписывается при создании собственного класса. <text:s/>Тогда класс становится объектом Qt. <text:s/></text:span></text:p>
      <text:p text:style-name="P1"><text:span text:style-name="T1">Макрос — для того, чтобы объявить, что это теперь обект QT . Этот объект будет обрабатывается компилятором QT. </text:span></text:p>
      <text:p text:style-name="P1"><text:span text:style-name="T1"></text:span></text:p>
      <text:p text:style-name="P1"><text:span text:style-name="T1">Header c++ file. </text:span></text:p>
      <text:p text:style-name="P1"><text:span text:style-name="T1"></text:span></text:p>
      <text:p text:style-name="P1"><text:span text:style-name="T1">Позволяют соединять действия с событиями.</text:span></text:p>
      <text:p text:style-name="P1"><text:span text:style-name="T1">Сигнал — все ,что угодно, пусть , сигнал телефона ,музыка. Слот — то ,что мы взяли телефон. Слот ловит, но не ждет! Только свой сигнал ,воспринимает его и как-т обрабатывает(человек берет трубку своего телефона, если звонит телефон у кого-то другого, человек его не возьмет). </text:span></text:p>
      <text:p text:style-name="P1"><text:soft-page-break/><text:span text:style-name="T1"></text:span></text:p>
      <text:p text:style-name="P1"><text:span text:style-name="T1">Listener слушает объекты. </text:span></text:p>
      <text:p text:style-name="P1"><text:span text:style-name="T1"></text:span></text:p>
      <text:p text:style-name="P1"><text:span text:style-name="T1">У объектов может быть множество сигналов и слотов. </text:span></text:p>
      <text:p text:style-name="P1"><text:span text:style-name="T1">Пример:</text:span></text:p>
      <text:p text:style-name="P1"><text:span text:style-name="T1"><text:s/></text:span></text:p>
      <text:p text:style-name="P1"><text:span text:style-name="T1">class A {</text:span></text:p>
      <text:p text:style-name="P1"><text:span text:style-name="T1"></text:span></text:p>
      <text:p text:style-name="P1"><text:span text:style-name="T1">Q_OBJECT</text:span></text:p>
      <text:p text:style-name="P1"><text:span text:style-name="T1">public sendSignal(){</text:span></text:p>
      <text:p text:style-name="P1"><text:span text:style-name="T1">//это любой метод, который посылает сигнал</text:span></text:p>
      <text:p text:style-name="P1"><text:span text:style-name="T1">emit doIT();//начинает вещать, то есть сообщает каждому объекту, который должен на него среагировать что он посылает сигнал</text:span></text:p>
      <text:p text:style-name="P1"><text:span text:style-name="T1"></text:span></text:p>
      <text:p text:style-name="P1"><text:span text:style-name="T1">}</text:span></text:p>
      <text:p text:style-name="P1"><text:span text:style-name="T1">signals;</text:span></text:p>
      <text:p text:style-name="P1"><text:span text:style-name="T1">void doIt();</text:span></text:p>
      <text:p text:style-name="P1"><text:span text:style-name="T1">}</text:span></text:p>
      <text:p text:style-name="P1"><text:span text:style-name="T1"></text:span></text:p>
      <text:p text:style-name="P1"><text:span text:style-name="T1"></text:span></text:p>
      <text:p text:style-name="P1"><text:span text:style-name="T1">Сигналы ,слоты при реализации методы. </text:span></text:p>
      <text:p text:style-name="P1"><text:span text:style-name="T1"></text:span></text:p>
      <text:p text:style-name="P1"><text:span text:style-name="T1">Qobject::connect(const Qobject* sender, const char* signal, const Qobject* reciver, const char* slot, Qt::connectionType type = Qt::Autoconnection) </text:span></text:p>
      <text:p text:style-name="P1"><text:span text:style-name="T1">есть две константы — сигнал выполнится мгновенно или встанет в очередь. </text:span></text:p>
      <text:p text:style-name="P1"><text:span text:style-name="T1"></text:span></text:p>
      <text:p text:style-name="P1"><text:span text:style-name="T1">Qrc – файл собирает в себе все ресурсы, чтобы проект не обращался динамически к файлу на компьютере. В ресурсах может лежать все что угодно в том числе код. </text:span></text:p>
      <text:p text:style-name="P1"><text:span text:style-name="T1"></text:span></text:p>
      <text:p text:style-name="P1"><text:span text:style-name="T1"></text:span></text:p>
      <text:p text:style-name="P1"><text:span text:style-name="T1">Qt-widget – как Frame на джава</text:span></text:p>
      <text:p text:style-name="P1"><text:span text:style-name="T1"></text:span></text:p>
      <text:p text:style-name="P1"><text:span text:style-name="T1">style sheet – можно подключать сss</text:span></text:p>
      <text:p text:style-name="P1"><text:span text:style-name="T1"></text:span></text:p>
      <text:p text:style-name="P1"><text:span text:style-name="T1">Метод по верменной блокировке объекта — можно на время заблокировать объект, чтобы от него не выходили сигналы некоторое время. </text:span></text:p>
      <text:p text:style-name="P1"><text:span text:style-name="T1"></text:span></text:p>
      <text:p text:style-name="P1"><text:span text:style-name="T1">В connect соединяются созданный объект оператором нью, не ссылка, не класс, именно объект. <text:s/>При уничтожении объекта автоматически выхывается метод disconnect.</text:span></text:p>
      <text:p text:style-name="P1"><text:span text:style-name="T1"></text:span></text:p>
      <text:p text:style-name="P1"><text:span text:style-name="T1">Пользоватся в с++ нужно только указателями. </text:span></text:p>
      <text:p text:style-name="P1"><text:span text:style-name="T1">Слоты бывают private, protected, public. </text:span></text:p>
      <text:p text:style-name="P1"><text:span text:style-name="T1"></text:span></text:p>
      <text:p text:style-name="P1"><text:span text:style-name="T1">Слот — это просто метод ,который имеет право принять сигна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4-04-29T21:05:04</meta:creation-date>
    <dc:date>2014-04-29T21:05:42</dc:date>
    <dc:creator>ivan </dc:creator>
    <meta:editing-duration>P0D</meta:editing-duration>
    <meta:editing-cycles>1</meta:editing-cycles>
    <meta:document-statistic meta:table-count="0" meta:image-count="0" meta:object-count="0" meta:page-count="3" meta:paragraph-count="121" meta:word-count="665" meta:character-count="4573" meta:non-whitespace-character-count="3826"/>
    <meta:generator>LibreOffice/3.6$Linux_X86_64 LibreOffice_project/360m1$Build-2</meta:generator>
  </office:meta>
</office:document-meta>
</file>